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8f9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usha@anusha-VirtualBox:~/shell$ vim prog1.sh</text:p>
      <text:p text:style-name="P1">anusha@anusha-VirtualBox:~/shell$ cat prog1.sh</text:p>
      <text:p text:style-name="P1">#! /bin/bash </text:p>
      <text:p text:style-name="P1">echo "Enter File Name"</text:p>
      <text:p text:style-name="P1">read file</text:p>
      <text:p text:style-name="P1">if [ -f $file ]</text:p>
      <text:p text:style-name="P1">then</text:p>
      <text:p text:style-name="P1"><text:s text:c="8"/>echo "File exists and it is an ORDINARY FILE "</text:p>
      <text:p text:style-name="P1">elif [ -d $file ]</text:p>
      <text:p text:style-name="P1">then</text:p>
      <text:p text:style-name="P1"><text:s text:c="8"/>echo "DIRECTORY FILE "</text:p>
      <text:p text:style-name="P1">else</text:p>
      <text:p text:style-name="P1"><text:s text:c="8"/>echo "File does not exist"</text:p>
      <text:p text:style-name="P1">fi</text:p>
      <text:p text:style-name="P1">if [ -c $file ]</text:p>
      <text:p text:style-name="P1">then</text:p>
      <text:p text:style-name="P1"><text:s text:c="8"/>echo "CHARACTER DEVICE FILES"</text:p>
      <text:p text:style-name="P1">fi</text:p>
      <text:p text:style-name="P1"/>
      <text:p text:style-name="P1">anusha@anusha-VirtualBox:~/shell$ bash prog1.sh</text:p>
      <text:p text:style-name="P1">Enter File Name</text:p>
      <text:p text:style-name="P1">sum.sh</text:p>
      <text:p text:style-name="P1">File exists and it is an ORDINARY FILE </text:p>
      <text:p text:style-name="P1">anusha@anusha-VirtualBox:~/shell$ bash prog1.sh</text:p>
      <text:p text:style-name="P1">Enter File Name</text:p>
      <text:p text:style-name="P1">shell</text:p>
      <text:p text:style-name="P1">DIRECTORY FILE </text:p>
      <text:p text:style-name="P1">anusha@anusha-VirtualBox:~/shell$ vim prog2.sh</text:p>
      <text:p text:style-name="P1">anusha@anusha-VirtualBox:~/shell$ cat prog2.sh</text:p>
      <text:p text:style-name="P1">#! /bin/bash</text:p>
      <text:p text:style-name="P1">echo "Enter Basic Salary "</text:p>
      <text:p text:style-name="P1">read sal</text:p>
      <text:p text:style-name="P1">if [ $sal -lt 1500 ]</text:p>
      <text:p text:style-name="P1">then</text:p>
      <text:p text:style-name="P1"><text:s text:c="8"/>hra=$((sal*10/100))</text:p>
      <text:p text:style-name="P1"><text:tab/>da=$((sal*90/100))</text:p>
      <text:p text:style-name="P1">else [ $sal -ge 1500 ]</text:p>
      <text:p text:style-name="P1"><text:tab/>hra=$((500))</text:p>
      <text:p text:style-name="P1"><text:tab/>da=$((sal*98/100))</text:p>
      <text:p text:style-name="P1">fi </text:p>
      <text:p text:style-name="P1">echo "Total Salary: $((hra+da+sal))"</text:p>
      <text:p text:style-name="P1"/>
      <text:p text:style-name="P1">anusha@anusha-VirtualBox:~/shell$ bash prog2.sh</text:p>
      <text:p text:style-name="P1">Enter Basic Salary </text:p>
      <text:p text:style-name="P1">1000</text:p>
      <text:p text:style-name="P1">Total Salary: 2000</text:p>
      <text:p text:style-name="P1">anusha@anusha-VirtualBox:~/shell$ bash prog2.sh</text:p>
      <text:p text:style-name="P1">Enter Basic Salary </text:p>
      <text:p text:style-name="P1">2000</text:p>
      <text:p text:style-name="P1">Total Salary: 4460</text:p>
      <text:p text:style-name="P1">anusha@anusha-VirtualBox:~/shell$ cat prog3.sh</text:p>
      <text:p text:style-name="P1">#! /bin/bash</text:p>
      <text:p text:style-name="P1">echo "Enter First Number:"</text:p>
      <text:p text:style-name="P1">read num1</text:p>
      <text:p text:style-name="P1">echo "Enter Second Number:"</text:p>
      <text:p text:style-name="P1">read num2</text:p>
      <text:p text:style-name="P1">echo "Result: "</text:p>
      <text:p text:style-name="P1">result= echo $num1^$num2 | bc</text:p>
      <text:p text:style-name="P1"/>
      <text:p text:style-name="P1"/>
      <text:p text:style-name="P1">anusha@anusha-VirtualBox:~/shell$ bash prog3.sh</text:p>
      <text:p text:style-name="P1">Enter First Number:</text:p>
      <text:p text:style-name="P1">2</text:p>
      <text:p text:style-name="P1">Enter Second Number:</text:p>
      <text:p text:style-name="P1"><text:soft-page-break/>3</text:p>
      <text:p text:style-name="P1">Result: </text:p>
      <text:p text:style-name="P1">8</text:p>
      <text:p text:style-name="P1">anusha@anusha-VirtualBox:~/shell$ vim prog4.sh</text:p>
      <text:p text:style-name="P1">anusha@anusha-VirtualBox:~/shell$ cat prog4.sh</text:p>
      <text:p text:style-name="P1">#! /bin/bash</text:p>
      <text:p text:style-name="P1">echo "Enter first file name: "</text:p>
      <text:p text:style-name="P1">read f1</text:p>
      <text:p text:style-name="P1">echo "Enter Second File name: "</text:p>
      <text:p text:style-name="P1">read f2</text:p>
      <text:p text:style-name="P1">if cmp $f1 $f2</text:p>
      <text:p text:style-name="P1">then </text:p>
      <text:p text:style-name="P1"><text:tab/>rm -i "$f2"</text:p>
      <text:p text:style-name="P1">else</text:p>
      <text:p text:style-name="P1"><text:tab/>echo "Files are not same"</text:p>
      <text:p text:style-name="P1">fi</text:p>
      <text:p text:style-name="P1">anusha@anusha-VirtualBox:~/shell$ bash prog4.sh</text:p>
      <text:p text:style-name="P1">Enter first file name: </text:p>
      <text:p text:style-name="P1">sum.sh</text:p>
      <text:p text:style-name="P1">Enter Second File name: </text:p>
      <text:p text:style-name="P1">s.sh</text:p>
      <text:p text:style-name="P1">sum.sh s.sh differ: byte 13, line 1</text:p>
      <text:p text:style-name="P1">Files are not same</text:p>
      <text:p text:style-name="P1">anusha@anusha-VirtualBox:~/shell$ vim 1.sh</text:p>
      <text:p text:style-name="P1">anusha@anusha-VirtualBox:~/shell$ vim 2.sh</text:p>
      <text:p text:style-name="P1">anusha@anusha-VirtualBox:~/shell$ bash prog4.sh</text:p>
      <text:p text:style-name="P1">Enter first file name: </text:p>
      <text:p text:style-name="P1">1.sh</text:p>
      <text:p text:style-name="P1">Enter Second File name: </text:p>
      <text:p text:style-name="P1">2.sh</text:p>
      <text:p text:style-name="P1">rm: remove regular file '2.sh'? y</text:p>
      <text:p text:style-name="P1">anusha@anusha-VirtualBox:~/shell$ vim prog5.sh</text:p>
      <text:p text:style-name="P1">anusha@anusha-VirtualBox:~/shell$ cat prog5.sh</text:p>
      <text:p text:style-name="P1">echo "Enter two numbers:"</text:p>
      <text:p text:style-name="P1">read a</text:p>
      <text:p text:style-name="P1">read b</text:p>
      <text:p text:style-name="P1">echo "1.Addition"</text:p>
      <text:p text:style-name="P1">echo "2.Subtraction"</text:p>
      <text:p text:style-name="P1">echo "3.Multiplication"</text:p>
      <text:p text:style-name="P1">echo "4.Division"</text:p>
      <text:p text:style-name="P1">echo "Enter choice:"</text:p>
      <text:p text:style-name="P1">read choice</text:p>
      <text:p text:style-name="P1">case $choice in </text:p>
      <text:p text:style-name="P1"><text:tab/>1)let sum=$a+$b</text:p>
      <text:p text:style-name="P1"><text:tab/> echo "Result: $sum";;</text:p>
      <text:p text:style-name="P1"><text:tab/>2)let sub=$a-$b</text:p>
      <text:p text:style-name="P1"><text:tab/>echo "Result: $sub";;</text:p>
      <text:p text:style-name="P1"><text:tab/>3)let mul=$a*$b</text:p>
      <text:p text:style-name="P1"><text:tab/>echo "Result: $mul";;</text:p>
      <text:p text:style-name="P1"><text:tab/>4)let div=$a/$b;</text:p>
      <text:p text:style-name="P1"><text:tab/>echo "Result: $div";;</text:p>
      <text:p text:style-name="P1"><text:tab/>*)echo "Invalid";;</text:p>
      <text:p text:style-name="P1">esac</text:p>
      <text:p text:style-name="P1"/>
      <text:p text:style-name="P1">anusha@anusha-VirtualBox:~/shell$ bash prog5.sh</text:p>
      <text:p text:style-name="P1">Enter two numbers:</text:p>
      <text:p text:style-name="P1">2</text:p>
      <text:p text:style-name="P1">3</text:p>
      <text:p text:style-name="P1">1.Addition</text:p>
      <text:p text:style-name="P1">2.Subtraction</text:p>
      <text:p text:style-name="P1">3.Multiplication</text:p>
      <text:p text:style-name="P1">4.Division</text:p>
      <text:p text:style-name="P1">Enter choice:</text:p>
      <text:p text:style-name="P1">1</text:p>
      <text:p text:style-name="P1"><text:soft-page-break/>Result: 5</text:p>
      <text:p text:style-name="P1">anusha@anusha-VirtualBox:~/shell$ bash prog5.sh</text:p>
      <text:p text:style-name="P1">Enter two numbers:</text:p>
      <text:p text:style-name="P1">4</text:p>
      <text:p text:style-name="P1">2</text:p>
      <text:p text:style-name="P1">1.Addition</text:p>
      <text:p text:style-name="P1">2.Subtraction</text:p>
      <text:p text:style-name="P1">3.Multiplication</text:p>
      <text:p text:style-name="P1">4.Division</text:p>
      <text:p text:style-name="P1">Enter choice:</text:p>
      <text:p text:style-name="P1">2</text:p>
      <text:p text:style-name="P1">Result: 2</text:p>
      <text:p text:style-name="P1">anusha@anusha-VirtualBox:~/shell$ bash prog5.sh</text:p>
      <text:p text:style-name="P1">Enter two numbers:</text:p>
      <text:p text:style-name="P1">4</text:p>
      <text:p text:style-name="P1">3</text:p>
      <text:p text:style-name="P1">1.Addition</text:p>
      <text:p text:style-name="P1">2.Subtraction</text:p>
      <text:p text:style-name="P1">3.Multiplication</text:p>
      <text:p text:style-name="P1">4.Division</text:p>
      <text:p text:style-name="P1">Enter choice:</text:p>
      <text:p text:style-name="P1">3</text:p>
      <text:p text:style-name="P1">Result: 12</text:p>
      <text:p text:style-name="P1">anusha@anusha-VirtualBox:~/shell$ bash prog5.sh</text:p>
      <text:p text:style-name="P1">Enter two numbers:</text:p>
      <text:p text:style-name="P1">4</text:p>
      <text:p text:style-name="P1">2</text:p>
      <text:p text:style-name="P1">1.Addition</text:p>
      <text:p text:style-name="P1">2.Subtraction</text:p>
      <text:p text:style-name="P1">3.Multiplication</text:p>
      <text:p text:style-name="P1">4.Division</text:p>
      <text:p text:style-name="P1">Enter choice:</text:p>
      <text:p text:style-name="P1">4</text:p>
      <text:p text:style-name="P1">Result: 2</text:p>
      <text:p text:style-name="P1">anusha@anusha-VirtualBox:~/shell$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5T00:12:53.585024270</meta:creation-date>
    <dc:date>2021-09-25T00:13:08.917398232</dc:date>
    <meta:editing-duration>PT16S</meta:editing-duration>
    <meta:editing-cycles>1</meta:editing-cycles>
    <meta:document-statistic meta:table-count="0" meta:image-count="0" meta:object-count="0" meta:page-count="3" meta:paragraph-count="158" meta:word-count="387" meta:character-count="2933" meta:non-whitespace-character-count="2635"/>
    <meta:generator>LibreOffice/6.4.6.2$Linux_X86_64 LibreOffice_project/40$Build-2</meta:generator>
  </office:meta>
</office:document-meta>
</file>